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258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00/00/00</text:date>, <text:time style:data-style-name="N2" text:time-value="10:38:10.15034132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1-02T10:40:11.147732532</dc:date>
    <meta:editing-duration>PT5H31M35S</meta:editing-duration>
    <meta:editing-cycles>58</meta:editing-cycles>
    <meta:generator>LibreOffice/7.0.4.2$Linux_X86_64 LibreOffice_project/dcf040e67528d9187c66b2379df5ea4407429775</meta:generator>
    <meta:document-statistic meta:table-count="1" meta:cell-count="945" meta:object-count="0"/>
  </office:meta>
</office:document-meta>
</file>